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Trebuchet MS" svg:font-family="&quot;Trebuchet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8000" style:vertical-align="automatic" fo:background-color="#008000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8000" fo:border-left="thin solid #008000" fo:border-right="thin solid #008000"/>
    </style:style>
    <style:style style:name="ce4" style:family="table-cell" style:parent-style-name="Default" style:data-style-name="N0">
      <style:table-cell-properties fo:border="thin solid #008000"/>
    </style:style>
    <style:style style:name="ce5" style:family="table-cell" style:parent-style-name="Default" style:data-style-name="N0">
      <style:text-properties style:font-name="Trebuchet MS" style:font-name-asian="Trebuchet MS" style:font-name-complex="Trebuchet MS" fo:font-size="10pt" style:font-size-asian="10pt" style:font-size-complex="10pt"/>
    </style:style>
    <style:style style:name="ce6" style:family="table-cell" style:parent-style-name="Default" style:data-style-name="N30">
      <style:table-cell-properties fo:background-color="#FFFFFF"/>
      <style:text-properties fo:color="#C0C0C0" style:font-name="Trebuchet MS" style:font-name-asian="Trebuchet MS" style:font-name-complex="Trebuchet MS"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#FFFFFF"/>
      <style:text-properties fo:color="#C0C0C0" style:font-name="Trebuchet MS" style:font-name-asian="Trebuchet MS" style:font-name-complex="Trebuchet MS"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#FFFFFF" style:cell-protect="protected"/>
      <style:text-properties style:font-name="Trebuchet MS" style:font-name-asian="Trebuchet MS" style:font-name-complex="Trebuchet MS" fo:font-size="10pt" style:font-size-asian="10pt" style:font-size-complex="10pt"/>
    </style:style>
    <style:style style:name="ce9" style:family="table-cell" style:parent-style-name="Default" style:data-style-name="N0">
      <style:table-cell-properties fo:background-color="#FFFFFF" style:cell-protect="protected"/>
      <style:text-properties style:font-name="Trebuchet MS" style:font-name-asian="Trebuchet MS" style:font-name-complex="Trebuchet MS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FF" style:cell-protect="protected"/>
      <style:text-properties style:font-name="Trebuchet MS" style:font-name-asian="Trebuchet MS" style:font-name-complex="Trebuchet MS" fo:font-size="10pt" style:font-size-asian="10pt" style:font-size-complex="10pt"/>
    </style:style>
    <style:style style:name="ce11" style:family="table-cell" style:parent-style-name="Default" style:data-style-name="N30">
      <style:table-cell-properties fo:background-color="#FFFFFF" style:cell-protect="protected"/>
      <style:text-properties style:font-name="Trebuchet MS" style:font-name-asian="Trebuchet MS" style:font-name-complex="Trebuchet MS" fo:font-size="10pt" style:font-size-asian="10pt" style:font-size-complex="10pt"/>
    </style:style>
    <style:style style:name="ce12" style:family="table-cell" style:parent-style-name="Default" style:data-style-name="N30">
      <style:table-cell-properties fo:background-color="#FFFFFF" style:cell-protect="protected"/>
      <style:text-properties style:font-name="Trebuchet MS" style:font-name-asian="Trebuchet MS" style:font-name-complex="Trebuchet MS"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rebuchet MS" style:font-name-asian="Trebuchet MS" style:font-name-complex="Trebuchet MS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  <style:text-properties style:font-name="Trebuchet MS" style:font-name-asian="Trebuchet MS" style:font-name-complex="Trebuchet MS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automatic" fo:background-color="#FFFFFF"/>
      <style:text-properties style:font-name="Trebuchet MS" style:font-name-asian="Trebuchet MS" style:font-name-complex="Trebuchet MS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rebuchet MS" style:font-name-asian="Trebuchet MS" style:font-name-complex="Trebuchet MS" fo:font-size="10pt" style:font-size-asian="10pt" style:font-size-complex="10pt"/>
    </style:style>
    <style:style style:name="ce17" style:family="table-cell" style:parent-style-name="Default" style:data-style-name="N30">
      <style:table-cell-properties style:vertical-align="middle" style:repeat-content="false"/>
      <style:paragraph-properties fo:text-align="end" fo:margin-right="0cm"/>
      <style:text-properties style:font-name="Trebuchet MS" style:font-name-asian="Trebuchet MS" style:font-name-complex="Trebuchet MS"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rebuchet MS" style:font-name-asian="Trebuchet MS" style:font-name-complex="Trebuchet MS" fo:font-size="14pt" style:font-size-asian="14pt" style:font-size-complex="14pt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rebuchet MS" style:font-name-asian="Trebuchet MS" style:font-name-complex="Trebuchet MS" fo:font-size="10pt" style:font-size-asian="10pt" style:font-size-complex="10pt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rebuchet MS" style:font-name-asian="Trebuchet MS" style:font-name-complex="Trebuchet MS"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Trebuchet MS" style:font-name-asian="Trebuchet MS" style:font-name-complex="Trebuchet MS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19">
      <style:table-cell-properties style:vertical-align="middle" style:repeat-content="false"/>
      <style:paragraph-properties fo:text-align="start" fo:margin-left="0cm"/>
      <style:text-properties style:font-name="Trebuchet MS" style:font-name-asian="Trebuchet MS" style:font-name-complex="Trebuchet MS"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middle"/>
      <style:text-properties style:font-name="Trebuchet MS" style:font-name-asian="Trebuchet MS" style:font-name-complex="Trebuchet MS" fo:font-size="10pt" style:font-size-asian="10pt" style:font-size-complex="10pt"/>
    </style:style>
    <style:style style:name="ce24" style:family="table-cell" style:parent-style-name="Default" style:data-style-name="N30">
      <style:table-cell-properties fo:background-color="#FFFFFF"/>
      <style:text-properties style:font-name="Trebuchet MS" style:font-name-asian="Trebuchet MS" style:font-name-complex="Trebuchet MS"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#FFFFFF"/>
      <style:text-properties style:font-name="Trebuchet MS" style:font-name-asian="Trebuchet MS" style:font-name-complex="Trebuchet MS" fo:font-size="10pt" style:font-size-asian="10pt" style:font-size-complex="10pt"/>
    </style:style>
    <style:style style:name="ce26" style:family="table-cell" style:parent-style-name="Default" style:data-style-name="N30">
      <style:table-cell-properties fo:border-top="thin solid #000000" fo:border-bottom="thin solid #000000" fo:border-left="none" fo:border-right="none" style:vertical-align="automatic" fo:background-color="#969696"/>
      <style:text-properties style:font-name="Trebuchet MS" style:font-name-asian="Trebuchet MS" style:font-name-complex="Trebuchet MS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969696"/>
      <style:text-properties style:font-name="Trebuchet MS" style:font-name-asian="Trebuchet MS" style:font-name-complex="Trebuchet MS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30">
      <style:table-cell-properties fo:border="thin solid #000000" style:vertical-align="top" fo:wrap-option="wrap" fo:background-color="#C0C0C0" style:cell-protect="none" style:repeat-content="false"/>
      <style:paragraph-properties fo:text-align="center"/>
      <style:text-properties style:font-name="Trebuchet MS" style:font-name-asian="Trebuchet MS" style:font-name-complex="Trebuchet MS" fo:font-size="9pt" style:font-size-asian="9pt" style:font-size-complex="9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top" fo:wrap-option="wrap" fo:background-color="#C0C0C0" style:cell-protect="none" style:repeat-content="false"/>
      <style:paragraph-properties fo:text-align="center"/>
      <style:text-properties style:font-name="Trebuchet MS" style:font-name-asian="Trebuchet MS" style:font-name-complex="Trebuchet MS" fo:font-size="9pt" style:font-size-asian="9pt" style:font-size-complex="9pt"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transparent" style:cell-protect="none"/>
      <style:text-properties style:font-name="Trebuchet MS" style:font-name-asian="Trebuchet MS" style:font-name-complex="Trebuchet MS" fo:font-size="9pt" style:font-size-asian="9pt" style:font-size-complex="9pt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Trebuchet MS" style:font-name-asian="Trebuchet MS" style:font-name-complex="Trebuchet MS" fo:font-size="10pt" style:font-size-asian="10pt" style:font-size-complex="10pt"/>
    </style:style>
    <style:style style:name="ce3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Trebuchet MS" style:font-name-asian="Trebuchet MS" style:font-name-complex="Trebuchet MS" fo:font-size="9pt" style:font-size-asian="9pt" style:font-size-complex="9pt"/>
    </style:style>
    <style:style style:name="ce3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Trebuchet MS" style:font-name-asian="Trebuchet MS" style:font-name-complex="Trebuchet MS" fo:font-size="9pt" style:font-size-asian="9pt" style:font-size-complex="9pt"/>
    </style:style>
    <style:style style:name="ce3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Trebuchet MS" style:font-name-asian="Trebuchet MS" style:font-name-complex="Trebuchet MS" fo:font-size="9pt" style:font-size-asian="9pt" style:font-size-complex="9pt"/>
    </style:style>
    <style:style style:name="ce35" style:family="table-cell" style:parent-style-name="Default" style:data-style-name="N0">
      <style:table-cell-properties style:vertical-align="automatic" fo:wrap-option="wrap"/>
      <style:text-properties style:font-name="Trebuchet MS" style:font-name-asian="Trebuchet MS" style:font-name-complex="Trebuchet MS" fo:font-size="9pt" style:font-size-asian="9pt" style:font-size-complex="9pt"/>
    </style:style>
    <style:style style:name="ce36" style:family="table-cell" style:parent-style-name="Default" style:data-style-name="N0">
      <style:table-cell-properties style:vertical-align="automatic" fo:wrap-option="wrap" fo:background-color="transparent"/>
      <style:text-properties style:font-name="Trebuchet MS" style:font-name-asian="Trebuchet MS" style:font-name-complex="Trebuchet MS" fo:font-size="9pt" style:font-size-asian="9pt" style:font-size-complex="9pt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center"/>
      <style:text-properties style:font-name="Trebuchet MS" style:font-name-asian="Trebuchet MS" style:font-name-complex="Trebuchet MS" fo:font-size="10pt" style:font-size-asian="10pt" style:font-size-complex="10pt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none" fo:background-color="#FFFFFF"/>
      <style:text-properties style:font-name="Trebuchet MS" style:font-name-asian="Trebuchet MS" style:font-name-complex="Trebuchet MS" fo:font-size="10pt" style:font-size-asian="10pt" style:font-size-complex="10pt"/>
    </style:style>
    <style:style style:name="ce39" style:family="table-cell" style:parent-style-name="Default" style:data-style-name="N30">
      <style:table-cell-properties style:vertical-align="automatic" style:repeat-content="false"/>
      <style:paragraph-properties fo:text-align="center"/>
      <style:text-properties style:font-name="Trebuchet MS" style:font-name-asian="Trebuchet MS" style:font-name-complex="Trebuchet MS" fo:font-size="10pt" style:font-size-asian="10pt" style:font-size-complex="10pt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rebuchet MS" style:font-name-asian="Trebuchet MS" style:font-name-complex="Trebuchet MS"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rebuchet MS" style:font-name-asian="Trebuchet MS" style:font-name-complex="Trebuchet MS" fo:font-size="10pt" style:font-size-asian="10pt" style:font-size-complex="10pt"/>
    </style:style>
    <style:style style:name="ce42" style:family="table-cell" style:parent-style-name="Default" style:data-style-name="N30">
      <style:table-cell-properties fo:border="thin solid #000000" style:vertical-align="top" fo:wrap-option="wrap" style:repeat-content="false"/>
      <style:paragraph-properties fo:text-align="center"/>
      <style:text-properties style:font-name="Trebuchet MS" style:font-name-asian="Trebuchet MS" style:font-name-complex="Trebuchet MS" fo:font-size="9pt" style:font-size-asian="9pt" style:font-size-complex="9pt"/>
    </style:style>
    <style:style style:name="ce4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Trebuchet MS" style:font-name-asian="Trebuchet MS" style:font-name-complex="Trebuchet MS" fo:font-size="20pt" style:font-size-asian="20pt" style:font-size-complex="20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rebuchet MS" style:font-name-asian="Trebuchet MS" style:font-name-complex="Trebuchet MS" fo:font-size="10pt" style:font-size-asian="10pt" style:font-size-complex="10pt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F" style:cell-protect="protected"/>
      <style:text-properties style:font-name="Trebuchet MS" style:font-name-asian="Trebuchet MS" style:font-name-complex="Trebuchet MS" fo:font-size="10pt" style:font-size-asian="10pt" style:font-size-complex="10pt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none" fo:background-color="#FFFFFF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style:font-name="Trebuchet MS" style:font-name-asian="Trebuchet MS" style:font-name-complex="Trebuchet MS" fo:font-size="10pt" style:font-size-asian="10pt" style:font-size-complex="10pt"/>
    </style:style>
    <style:style style:name="ce48" style:family="table-cell" style:parent-style-name="Default" style:data-style-name="N19">
      <style:table-cell-properties fo:border-top="thin solid #000000" fo:border-bottom="thin solid #000000" fo:border-left="none" fo:border-right="none" fo:background-color="#FFFFFF"/>
    </style:style>
    <style:style style:name="co1" style:family="table-column">
      <style:table-column-properties fo:break-before="auto" style:column-width="1.77270833333333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6.905625cm"/>
    </style:style>
    <style:style style:name="co5" style:family="table-column">
      <style:table-column-properties fo:break-before="auto" style:column-width="5.318125cm"/>
    </style:style>
    <style:style style:name="co6" style:family="table-column">
      <style:table-column-properties fo:break-before="auto" style:column-width="7.27604166666667cm"/>
    </style:style>
    <style:style style:name="co7" style:family="table-column">
      <style:table-column-properties fo:break-before="auto" style:column-width="4.02166666666667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5.02708333333333cm"/>
    </style:style>
    <style:style style:name="co10" style:family="table-column">
      <style:table-column-properties fo:break-before="auto" style:column-width="1.79916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7.7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30pt" style:use-optimal-row-height="true" fo:break-before="auto"/>
    </style:style>
    <style:style style:name="ro7" style:family="table-row">
      <style:table-row-properties style:row-height="45pt" style:use-optimal-row-height="true" fo:break-before="auto"/>
    </style:style>
    <style:style style:name="ro8" style:family="table-row">
      <style:table-row-properties style:row-height="90pt" style:use-optimal-row-height="true" fo:break-before="auto"/>
    </style:style>
    <style:style style:name="ro9" style:family="table-row">
      <style:table-row-properties style:row-height="75pt" style:use-optimal-row-height="true" fo:break-before="auto"/>
    </style:style>
    <style:style style:name="ro10" style:family="table-row">
      <style:table-row-properties style:row-height="60pt" style:use-optimal-row-height="tru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14.65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true" style:writing-mode="lr-tb"/>
    </style:style>
    <style:style style:name="ce4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Trebuchet MS" style:font-name-asian="Trebuchet MS" style:font-name-complex="Trebuchet MS" fo:font-size="9pt" style:font-size-asian="9pt" style:font-size-complex="9pt"/>
      <style:map style:condition="of:is-true-formula([.#REF!]=&quot;Fail&quot;)" style:apply-style-name="cf1" style:base-cell-address="Condiciones_y_Resultados.F17"/>
    </style:style>
    <style:style style:name="ce5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Trebuchet MS" style:font-name-asian="Trebuchet MS" style:font-name-complex="Trebuchet MS" fo:font-size="9pt" style:font-size-asian="9pt" style:font-size-complex="9pt"/>
      <style:map style:condition="of:is-true-formula([.#REF!]=&quot;Fail&quot;)" style:apply-style-name="cf1" style:base-cell-address="Condiciones_y_Resultados.F51"/>
    </style:style>
    <style:style style:name="ce5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Trebuchet MS" style:font-name-asian="Trebuchet MS" style:font-name-complex="Trebuchet MS" fo:font-size="9pt" style:font-size-asian="9pt" style:font-size-complex="9pt"/>
      <style:map style:condition="of:is-true-formula([.#REF!]=&quot;Fail&quot;)" style:apply-style-name="cf1" style:base-cell-address="Condiciones_y_Resultados.F52"/>
    </style:style>
    <style:style style:name="ce5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Trebuchet MS" style:font-name-asian="Trebuchet MS" style:font-name-complex="Trebuchet MS" fo:font-size="9pt" style:font-size-asian="9pt" style:font-size-complex="9pt"/>
      <style:map style:condition="of:is-true-formula([.#REF!]=&quot;Fail&quot;)" style:apply-style-name="cf1" style:base-cell-address="Condiciones_y_Resultados.F54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$$Estado)" table:base-cell-address="Condiciones_y_Resultados.F17">
          <table:help-message/>
          <table:error-message table:display="true"/>
        </table:content-validation>
      </table:content-validations>
      <table:table table:name="Aux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number-rows-repeated="4"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office:value-type="string" table:style-name="ce2">
            <text:p>Estado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3">
            <text:p>Ok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4">
            <text:p>Fail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4">
            <text:p>N/A</text:p>
          </table:table-cell>
          <table:table-cell table:number-columns-repeated="16381"/>
        </table:table-row>
        <table:table-row table:number-rows-repeated="3" table:style-name="ro1">
          <table:table-cell table:number-columns-repeated="2"/>
          <table:table-cell table:style-name="ce4"/>
          <table:table-cell table:number-columns-repeated="16381"/>
        </table:table-row>
        <table:table-row table:number-rows-repeated="1048565" table:style-name="ro2">
          <table:table-cell table:number-columns-repeated="16384"/>
        </table:table-row>
      </table:table>
      <table:table table:name="Condiciones_y_Resultados" table:style-name="ta2">
        <table:table-column table:style-name="co3" table:default-cell-style-name="ce39"/>
        <table:table-column table:style-name="co4" table:default-cell-style-name="ce40"/>
        <table:table-column table:style-name="co5" table:default-cell-style-name="ce40"/>
        <table:table-column table:style-name="co6" table:default-cell-style-name="ce40"/>
        <table:table-column table:style-name="co7" table:default-cell-style-name="ce40"/>
        <table:table-column table:style-name="co8" table:default-cell-style-name="ce41"/>
        <table:table-column table:style-name="co9" table:default-cell-style-name="ce5"/>
        <table:table-column table:style-name="co10" table:number-columns-repeated="247" table:default-cell-style-name="ce5"/>
        <table:table-column table:style-name="co10" table:number-columns-repeated="770" table:default-cell-style-name="ce1"/>
        <table:table-column table:style-name="co2" table:number-columns-repeated="15360" table:default-cell-style-name="ce1"/>
        <table:table-row table:style-name="ro3">
          <table:table-cell office:value-type="string" table:number-columns-spanned="7" table:number-rows-spanned="1" table:style-name="ce43">
            <text:p>Condiciones de Prueba y Resultados Esperados</text:p>
          </table:table-cell>
          <table:covered-table-cell table:number-columns-repeated="6"/>
          <table:table-cell table:number-columns-repeated="247" table:style-name="ce5"/>
          <table:table-cell table:number-columns-repeated="16130" table:style-name="ce1"/>
        </table:table-row>
        <table:table-row table:style-name="ro4">
          <table:table-cell table:style-name="ce6"/>
          <table:table-cell table:style-name="ce7"/>
          <table:table-cell table:number-columns-repeated="3" table:style-name="ce8"/>
          <table:table-cell table:style-name="ce9"/>
          <table:table-cell table:number-columns-repeated="1015" table:style-name="ce10"/>
          <table:table-cell table:number-columns-repeated="15363"/>
        </table:table-row>
        <table:table-row table:number-rows-repeated="2" table:style-name="ro4">
          <table:table-cell table:style-name="ce11"/>
          <table:table-cell table:number-columns-repeated="4" table:style-name="ce8"/>
          <table:table-cell table:number-columns-repeated="1016" table:style-name="ce10"/>
          <table:table-cell table:number-columns-repeated="15363"/>
        </table:table-row>
        <table:table-row table:style-name="ro4">
          <table:table-cell table:style-name="ce12"/>
          <table:table-cell table:style-name="ce10"/>
          <table:table-cell office:value-type="string" table:style-name="ce13">
            <text:p>Cliente:</text:p>
          </table:table-cell>
          <table:table-cell office:value-type="string" table:number-columns-spanned="2" table:number-rows-spanned="1" table:style-name="ce44">
            <text:p>IES Saladillo</text:p>
          </table:table-cell>
          <table:covered-table-cell/>
          <table:table-cell table:number-columns-repeated="1016" table:style-name="ce10"/>
          <table:table-cell table:number-columns-repeated="15363"/>
        </table:table-row>
        <table:table-row table:style-name="ro4">
          <table:table-cell table:style-name="ce12"/>
          <table:table-cell table:style-name="ce10"/>
          <table:table-cell office:value-type="string" table:style-name="ce13">
            <text:p>Proyecto:</text:p>
          </table:table-cell>
          <table:table-cell office:value-type="string" table:number-columns-spanned="2" table:number-rows-spanned="1" table:style-name="ce45">
            <text:p>SaladilloWare</text:p>
          </table:table-cell>
          <table:covered-table-cell/>
          <table:table-cell table:number-columns-repeated="1016" table:style-name="ce10"/>
          <table:table-cell table:number-columns-repeated="15363"/>
        </table:table-row>
        <table:table-row-group>
          <table:table-row table:style-name="ro4">
            <table:table-cell table:style-name="ce12"/>
            <table:table-cell table:style-name="ce10"/>
            <table:table-cell office:value-type="string" table:style-name="ce13">
              <text:p>Descripción:</text:p>
            </table:table-cell>
            <table:table-cell office:value-type="string" table:number-columns-spanned="2" table:number-rows-spanned="1" table:style-name="ce45">
              <text:p>Práctica final</text:p>
            </table:table-cell>
            <table:covered-table-cell/>
            <table:table-cell table:number-columns-repeated="1016" table:style-name="ce10"/>
            <table:table-cell table:number-columns-repeated="15363"/>
          </table:table-row>
          <table:table-row table:style-name="ro4">
            <table:table-cell table:style-name="ce12"/>
            <table:table-cell table:style-name="ce10"/>
            <table:table-cell office:value-type="string" table:style-name="ce13">
              <text:p>Responsable del Diseño:</text:p>
            </table:table-cell>
            <table:table-cell office:value-type="string" table:number-columns-spanned="2" table:number-rows-spanned="1" table:style-name="ce45">
              <text:p>David Quero</text:p>
            </table:table-cell>
            <table:covered-table-cell/>
            <table:table-cell table:number-columns-repeated="1016" table:style-name="ce10"/>
            <table:table-cell table:number-columns-repeated="15363"/>
          </table:table-row>
          <table:table-row table:style-name="ro4">
            <table:table-cell table:style-name="ce12"/>
            <table:table-cell table:style-name="ce10"/>
            <table:table-cell office:value-type="string" table:style-name="ce13">
              <text:p>Programador:</text:p>
            </table:table-cell>
            <table:table-cell office:value-type="string" table:number-columns-spanned="2" table:number-rows-spanned="1" table:style-name="ce46">
              <text:p>Sergio García-Consuegra Berná</text:p>
            </table:table-cell>
            <table:covered-table-cell/>
            <table:table-cell table:number-columns-repeated="1016" table:style-name="ce10"/>
            <table:table-cell table:number-columns-repeated="15363"/>
          </table:table-row>
          <table:table-row table:style-name="ro4">
            <table:table-cell table:style-name="ce12"/>
            <table:table-cell table:style-name="ce10"/>
            <table:table-cell office:value-type="string" table:style-name="ce13">
              <text:p>Revisor</text:p>
            </table:table-cell>
            <table:table-cell office:value-type="string" table:number-columns-spanned="2" table:number-rows-spanned="1" table:style-name="ce45">
              <text:p>David Quero</text:p>
            </table:table-cell>
            <table:covered-table-cell/>
            <table:table-cell table:number-columns-repeated="1016" table:style-name="ce10"/>
            <table:table-cell table:number-columns-repeated="15363"/>
          </table:table-row>
          <table:table-row table:style-name="ro4">
            <table:table-cell table:style-name="ce12"/>
            <table:table-cell table:style-name="ce10"/>
            <table:table-cell office:value-type="string" table:style-name="ce13">
              <text:p>Fecha de revisión:</text:p>
            </table:table-cell>
            <table:table-cell office:value-type="date" office:date-value="2017-12-08T00:00:00" table:number-columns-spanned="2" table:number-rows-spanned="1" table:style-name="ce48">
              <text:p>08/12/2017</text:p>
            </table:table-cell>
            <table:covered-table-cell/>
            <table:table-cell table:number-columns-repeated="1016" table:style-name="ce10"/>
            <table:table-cell table:number-columns-repeated="15363"/>
          </table:table-row>
        </table:table-row-group>
        <table:table-row table:style-name="ro4">
          <table:table-cell table:style-name="ce12"/>
          <table:table-cell table:style-name="ce13"/>
          <table:table-cell table:style-name="ce14"/>
          <table:table-cell table:style-name="ce15"/>
          <table:table-cell table:style-name="ce16"/>
          <table:table-cell table:number-columns-repeated="1016" table:style-name="ce10"/>
          <table:table-cell table:number-columns-repeated="15363"/>
        </table:table-row>
        <table:table-row table:style-name="ro5">
          <table:table-cell table:style-name="ce17"/>
          <table:table-cell table:style-name="ce18"/>
          <table:table-cell table:style-name="ce19"/>
          <table:table-cell table:style-name="ce20"/>
          <table:table-cell table:style-name="ce19"/>
          <table:table-cell table:style-name="ce21"/>
          <table:table-cell table:style-name="ce22"/>
          <table:table-cell table:number-columns-repeated="1014" table:style-name="ce23"/>
          <table:table-cell table:number-columns-repeated="15363"/>
        </table:table-row>
        <table:table-row table:style-name="ro4">
          <table:table-cell table:style-name="ce24"/>
          <table:table-cell table:number-columns-repeated="1020" table:style-name="ce25"/>
          <table:table-cell table:number-columns-repeated="15363"/>
        </table:table-row>
        <table:table-row table:style-name="ro4">
          <table:table-cell table:style-name="ce26"/>
          <table:table-cell table:style-name="ce27"/>
          <table:table-cell office:value-type="string" table:number-columns-spanned="5" table:number-rows-spanned="1" table:style-name="ce47">
            <text:p>1. Aspecto Visual</text:p>
          </table:table-cell>
          <table:covered-table-cell table:number-columns-repeated="4"/>
          <table:table-cell table:number-columns-repeated="1014" table:style-name="ce25"/>
          <table:table-cell table:number-columns-repeated="15363"/>
        </table:table-row>
        <table:table-row-group>
          <table:table-row table:style-name="ro6">
            <table:table-cell office:value-type="string" table:style-name="ce28">
              <text:p>Condición</text:p>
            </table:table-cell>
            <table:table-cell office:value-type="string" table:style-name="ce29">
              <text:p>Condición de Prueba</text:p>
            </table:table-cell>
            <table:table-cell office:value-type="string" table:style-name="ce29">
              <text:p>Pasos a Seguir</text:p>
            </table:table-cell>
            <table:table-cell office:value-type="string" table:style-name="ce29">
              <text:p>Resultado Esperado</text:p>
            </table:table-cell>
            <table:table-cell office:value-type="string" table:style-name="ce29">
              <text:p>Resultado Obtenido</text:p>
            </table:table-cell>
            <table:table-cell office:value-type="string" table:style-name="ce29">
              <text:p>Estado</text:p>
            </table:table-cell>
            <table:table-cell office:value-type="string" table:style-name="ce29">
              <text:p>Observaciones</text:p>
              <text:p>Acción a Realizar</text:p>
            </table:table-cell>
            <table:table-cell table:number-columns-repeated="1014" table:style-name="ce30"/>
            <table:table-cell table:number-columns-repeated="15363"/>
          </table:table-row>
          <table:table-row table:style-name="ro7">
            <table:table-cell office:value-type="string" table:style-name="ce31">
              <text:p>1.1</text:p>
            </table:table-cell>
            <table:table-cell office:value-type="string" table:style-name="ce32">
              <text:p>Aspecto coincidente con el prototipo.</text:p>
            </table:table-cell>
            <table:table-cell office:value-type="string" table:style-name="ce32">
              <text:p>Ver lo que pedía el cliente y ejecutar el programa para ver si coincide.</text:p>
            </table:table-cell>
            <table:table-cell office:value-type="string" table:style-name="ce32">
              <text:p>El aspecto visual y comportamiento es el mismo que en el prototipo proporcionado por el cliente</text:p>
            </table:table-cell>
            <table:table-cell office:value-type="string" table:style-name="ce32">
              <text:p>Satisfactorio.</text:p>
            </table:table-cell>
            <table:table-cell office:value-type="string" table:content-validation-name="val1" table:style-name="ce49">
              <text:p>Ok</text:p>
            </table:table-cell>
            <table:table-cell table:style-name="ce34"/>
            <table:table-cell table:number-columns-repeated="1014" table:style-name="ce35"/>
            <table:table-cell table:number-columns-repeated="15363"/>
          </table:table-row>
          <table:table-row table:style-name="ro6">
            <table:table-cell office:value-type="string" table:style-name="ce31">
              <text:p>1.2</text:p>
            </table:table-cell>
            <table:table-cell office:value-type="string" table:style-name="ce32">
              <text:p>Visualización de los botones en función del modo de acceso en ejecución.</text:p>
            </table:table-cell>
            <table:table-cell office:value-type="string" table:style-name="ce32">
              <text:p>Se introduce un usuario que es CLIENTE</text:p>
            </table:table-cell>
            <table:table-cell office:value-type="string" table:style-name="ce32">
              <text:p>Aparece la ventana de clientes.</text:p>
            </table:table-cell>
            <table:table-cell office:value-type="string" table:style-name="ce32">
              <text:p>Satisfactorio.</text:p>
            </table:table-cell>
            <table:table-cell office:value-type="string" table:content-validation-name="val1" table:style-name="ce49">
              <text:p>Ok</text:p>
            </table:table-cell>
            <table:table-cell table:style-name="ce34"/>
            <table:table-cell table:number-columns-repeated="1014" table:style-name="ce35"/>
            <table:table-cell table:number-columns-repeated="15363"/>
          </table:table-row>
          <table:table-row table:style-name="ro6">
            <table:table-cell office:value-type="string" table:style-name="ce31">
              <text:p>1.3</text:p>
            </table:table-cell>
            <table:table-cell office:value-type="string" table:style-name="ce32">
              <text:p>Visualización de los botones en función del modo de acceso en ejecución.</text:p>
            </table:table-cell>
            <table:table-cell office:value-type="string" table:style-name="ce32">
              <text:p>Se introduce un usuario que es VENDOR</text:p>
            </table:table-cell>
            <table:table-cell office:value-type="string" table:style-name="ce32">
              <text:p>Aparece la ventana para el vendedor.</text:p>
            </table:table-cell>
            <table:table-cell office:value-type="string" table:style-name="ce32">
              <text:p>Satisfactorio.</text:p>
            </table:table-cell>
            <table:table-cell office:value-type="string" table:content-validation-name="val1" table:style-name="ce49">
              <text:p>Ok</text:p>
            </table:table-cell>
            <table:table-cell table:style-name="ce34"/>
            <table:table-cell table:number-columns-repeated="1014" table:style-name="ce35"/>
            <table:table-cell table:number-columns-repeated="15363"/>
          </table:table-row>
          <table:table-row table:style-name="ro6">
            <table:table-cell office:value-type="string" table:style-name="ce31">
              <text:p>1.3</text:p>
            </table:table-cell>
            <table:table-cell office:value-type="string" table:style-name="ce32">
              <text:p>Presentación correcta de campos numéricos.</text:p>
            </table:table-cell>
            <table:table-cell office:value-type="string" table:style-name="ce32">
              <text:p>Revisar el código.</text:p>
            </table:table-cell>
            <table:table-cell office:value-type="string" table:style-name="ce32">
              <text:p>Los campos numéricos se visualizarán con el texto alineado a la derecha.</text:p>
            </table:table-cell>
            <table:table-cell office:value-type="string" table:style-name="ce32">
              <text:p>Satisfactorio.</text:p>
            </table:table-cell>
            <table:table-cell office:value-type="string" table:content-validation-name="val1" table:style-name="ce49">
              <text:p>Ok</text:p>
            </table:table-cell>
            <table:table-cell table:style-name="ce34"/>
            <table:table-cell table:number-columns-repeated="1014" table:style-name="ce35"/>
            <table:table-cell table:number-columns-repeated="15363"/>
          </table:table-row>
          <table:table-row table:style-name="ro6">
            <table:table-cell office:value-type="string" table:style-name="ce31">
              <text:p>1.6</text:p>
            </table:table-cell>
            <table:table-cell office:value-type="string" table:style-name="ce32">
              <text:p>Alineación de etiquetas y campos.</text:p>
            </table:table-cell>
            <table:table-cell office:value-type="string" table:style-name="ce32">
              <text:p>Revisar el código.</text:p>
            </table:table-cell>
            <table:table-cell office:value-type="string" table:style-name="ce32">
              <text:p>Las etiquetas se muestran justo encima del campo al que identifican.</text:p>
            </table:table-cell>
            <table:table-cell office:value-type="string" table:style-name="ce32">
              <text:p>Satisfactorio.</text:p>
            </table:table-cell>
            <table:table-cell office:value-type="string" table:content-validation-name="val1" table:style-name="ce49">
              <text:p>Ok</text:p>
            </table:table-cell>
            <table:table-cell table:style-name="ce34"/>
            <table:table-cell table:number-columns-repeated="1014" table:style-name="ce35"/>
            <table:table-cell table:number-columns-repeated="15363"/>
          </table:table-row>
          <table:table-row table:style-name="ro6">
            <table:table-cell office:value-type="string" table:style-name="ce31">
              <text:p>1.9</text:p>
            </table:table-cell>
            <table:table-cell office:value-type="string" table:style-name="ce32">
              <text:p>Comprobar que se visualiza el título de la ventana.</text:p>
            </table:table-cell>
            <table:table-cell office:value-type="string" table:style-name="ce32">
              <text:p>Revisar la ejecucíón.</text:p>
            </table:table-cell>
            <table:table-cell office:value-type="string" table:style-name="ce32">
              <text:p>Se visualiza el título de la ventana: SaladilloWare</text:p>
            </table:table-cell>
            <table:table-cell office:value-type="string" table:style-name="ce32">
              <text:p>Satisfactorio.</text:p>
            </table:table-cell>
            <table:table-cell office:value-type="string" table:content-validation-name="val1" table:style-name="ce49">
              <text:p>Ok</text:p>
            </table:table-cell>
            <table:table-cell table:style-name="ce34"/>
            <table:table-cell table:number-columns-repeated="1014" table:style-name="ce35"/>
            <table:table-cell table:number-columns-repeated="15363"/>
          </table:table-row>
        </table:table-row-group>
        <table:table-row table:style-name="ro4">
          <table:table-cell table:style-name="ce24"/>
          <table:table-cell table:number-columns-repeated="1020" table:style-name="ce25"/>
          <table:table-cell table:number-columns-repeated="15363"/>
        </table:table-row>
        <table:table-row table:style-name="ro4">
          <table:table-cell table:style-name="ce26"/>
          <table:table-cell table:style-name="ce27"/>
          <table:table-cell office:value-type="string" table:number-columns-spanned="5" table:number-rows-spanned="1" table:style-name="ce47">
            <text:p>2. Validación de Formatos y Visibilidad</text:p>
          </table:table-cell>
          <table:covered-table-cell table:number-columns-repeated="4"/>
          <table:table-cell table:number-columns-repeated="1014" table:style-name="ce25"/>
          <table:table-cell table:number-columns-repeated="15363"/>
        </table:table-row>
        <table:table-row-group>
          <table:table-row table:style-name="ro6">
            <table:table-cell office:value-type="string" table:style-name="ce28">
              <text:p>Condición</text:p>
            </table:table-cell>
            <table:table-cell office:value-type="string" table:style-name="ce29">
              <text:p>Condición de Prueba</text:p>
            </table:table-cell>
            <table:table-cell office:value-type="string" table:style-name="ce29">
              <text:p>Pasos a Seguir</text:p>
            </table:table-cell>
            <table:table-cell office:value-type="string" table:style-name="ce29">
              <text:p>Resultado Esperado</text:p>
            </table:table-cell>
            <table:table-cell office:value-type="string" table:style-name="ce29">
              <text:p>Resultado Obtenido</text:p>
            </table:table-cell>
            <table:table-cell office:value-type="string" table:style-name="ce29">
              <text:p>Estado</text:p>
            </table:table-cell>
            <table:table-cell office:value-type="string" table:style-name="ce29">
              <text:p>Observaciones</text:p>
              <text:p>Acción a Realizar</text:p>
            </table:table-cell>
            <table:table-cell table:number-columns-repeated="1014" table:style-name="ce30"/>
            <table:table-cell table:number-columns-repeated="15363"/>
          </table:table-row>
          <table:table-row table:style-name="ro6">
            <table:table-cell office:value-type="string" table:style-name="ce31">
              <text:p>2.1</text:p>
            </table:table-cell>
            <table:table-cell office:value-type="string" table:style-name="ce32">
              <text:p>Introducir valores hasta completar el tamaño máximo del campo.</text:p>
            </table:table-cell>
            <table:table-cell office:value-type="string" table:style-name="ce32">
              <text:p>Introducir el código de usuario.</text:p>
            </table:table-cell>
            <table:table-cell office:value-type="string" table:style-name="ce32">
              <text:p>El valor introducido se visualiza completo y no permite introducir más de cuatro caracteres.</text:p>
            </table:table-cell>
            <table:table-cell table:style-name="ce32"/>
            <table:table-cell table:content-validation-name="val1" table:style-name="ce49"/>
            <table:table-cell table:style-name="ce32"/>
            <table:table-cell table:number-columns-repeated="1014" table:style-name="ce35"/>
            <table:table-cell table:number-columns-repeated="15363"/>
          </table:table-row>
          <table:table-row table:style-name="ro6">
            <table:table-cell office:value-type="string" table:style-name="ce31">
              <text:p>2.2</text:p>
            </table:table-cell>
            <table:table-cell office:value-type="string" table:style-name="ce32">
              <text:p>Introducir valores hasta completar el tamaño máximo del campo.</text:p>
            </table:table-cell>
            <table:table-cell office:value-type="string" table:style-name="ce32">
              <text:p>Introducir la contraseña.</text:p>
            </table:table-cell>
            <table:table-cell office:value-type="string" table:style-name="ce32">
              <text:p>El valor introducido se visualiza completo y no permite introducir más de diez caracteres.</text:p>
            </table:table-cell>
            <table:table-cell table:style-name="ce32"/>
            <table:table-cell table:content-validation-name="val1" table:style-name="ce49"/>
            <table:table-cell table:style-name="ce32"/>
            <table:table-cell table:number-columns-repeated="1014" table:style-name="ce35"/>
            <table:table-cell table:number-columns-repeated="15363"/>
          </table:table-row>
          <table:table-row table:style-name="ro7">
            <table:table-cell office:value-type="string" table:style-name="ce31">
              <text:p>2.3</text:p>
            </table:table-cell>
            <table:table-cell office:value-type="string" table:style-name="ce32">
              <text:p>Comprobar que los campos requeridos están rellenos.</text:p>
            </table:table-cell>
            <table:table-cell office:value-type="string" table:style-name="ce32">
              <text:p>No introducir ni el código de usuario ni la contraseña e intentar acceder.</text:p>
            </table:table-cell>
            <table:table-cell office:value-type="string" table:style-name="ce32">
              <text:p>Se muestra el mensaje: “Debe introducir código de usuario y contraseña”.</text:p>
            </table:table-cell>
            <table:table-cell office:value-type="string" table:style-name="ce32">
              <text:p>Satisfactorio.</text:p>
            </table:table-cell>
            <table:table-cell office:value-type="string" table:content-validation-name="val1" table:style-name="ce49">
              <text:p>Ok</text:p>
            </table:table-cell>
            <table:table-cell table:style-name="ce32"/>
            <table:table-cell table:number-columns-repeated="1014" table:style-name="ce35"/>
            <table:table-cell table:number-columns-repeated="15363"/>
          </table:table-row>
          <table:table-row table:style-name="ro6">
            <table:table-cell office:value-type="string" table:style-name="ce31">
              <text:p>2.4</text:p>
            </table:table-cell>
            <table:table-cell office:value-type="string" table:style-name="ce32">
              <text:p>Comprobar que los campos requeridos están rellenos.</text:p>
            </table:table-cell>
            <table:table-cell office:value-type="string" table:style-name="ce32">
              <text:p>Introducir el código de usuario pero no la contraseña.</text:p>
            </table:table-cell>
            <table:table-cell office:value-type="string" table:style-name="ce32">
              <text:p>Se muestra el mensaje: “Debe introducir el código de usuario”.</text:p>
            </table:table-cell>
            <table:table-cell office:value-type="string" table:style-name="ce32">
              <text:p>Satisfactorio.</text:p>
            </table:table-cell>
            <table:table-cell office:value-type="string" table:content-validation-name="val1" table:style-name="ce49">
              <text:p>Ok</text:p>
            </table:table-cell>
            <table:table-cell table:style-name="ce32"/>
            <table:table-cell table:number-columns-repeated="1014" table:style-name="ce35"/>
            <table:table-cell table:number-columns-repeated="15363"/>
          </table:table-row>
          <table:table-row table:style-name="ro6">
            <table:table-cell office:value-type="string" table:style-name="ce31">
              <text:p>2.5</text:p>
            </table:table-cell>
            <table:table-cell office:value-type="string" table:style-name="ce32">
              <text:p>Comprobar que los campos requeridos están rellenos.</text:p>
            </table:table-cell>
            <table:table-cell office:value-type="string" table:style-name="ce32">
              <text:p>Introducir la contraseña pero no el código de usuario</text:p>
            </table:table-cell>
            <table:table-cell office:value-type="string" table:style-name="ce32">
              <text:p>Se muestra el mensaje: “Debe introducir la contraseña”.</text:p>
            </table:table-cell>
            <table:table-cell office:value-type="string" table:style-name="ce32">
              <text:p>Satisfactorio.</text:p>
            </table:table-cell>
            <table:table-cell office:value-type="string" table:content-validation-name="val1" table:style-name="ce49">
              <text:p>Ok</text:p>
            </table:table-cell>
            <table:table-cell table:style-name="ce32"/>
            <table:table-cell table:number-columns-repeated="1014" table:style-name="ce35"/>
            <table:table-cell table:number-columns-repeated="15363"/>
          </table:table-row>
          <table:table-row table:style-name="ro6">
            <table:table-cell office:value-type="string" table:style-name="ce31">
              <text:p>2.6</text:p>
            </table:table-cell>
            <table:table-cell office:value-type="string" table:style-name="ce32">
              <text:p>Comprobar que los campos requeridos están rellenos.</text:p>
            </table:table-cell>
            <table:table-cell office:value-type="string" table:style-name="ce32">
              <text:p>Introducir el código de usuario y la contraseña</text:p>
            </table:table-cell>
            <table:table-cell office:value-type="string" table:style-name="ce32">
              <text:p>No muestra ningún mensaje (salvo si no se pasan las validaciones)</text:p>
            </table:table-cell>
            <table:table-cell office:value-type="string" table:style-name="ce32">
              <text:p>Satisfactorio.</text:p>
            </table:table-cell>
            <table:table-cell office:value-type="string" table:content-validation-name="val1" table:style-name="ce49">
              <text:p>Ok</text:p>
            </table:table-cell>
            <table:table-cell table:style-name="ce32"/>
            <table:table-cell table:number-columns-repeated="1014" table:style-name="ce35"/>
            <table:table-cell table:number-columns-repeated="15363"/>
          </table:table-row>
          <table:table-row table:style-name="ro8">
            <table:table-cell office:value-type="string" table:style-name="ce31">
              <text:p>2.7</text:p>
            </table:table-cell>
            <table:table-cell office:value-type="string" table:style-name="ce32">
              <text:p>Acceso a la aplicación de un usuario tipo CLIENTE</text:p>
            </table:table-cell>
            <table:table-cell office:value-type="string" table:style-name="ce32">
              <text:p>Se muestran todas las DropDown cargadas según cada tipo de componente más una línea en blanco.</text:p>
              <text:p>Los botones Aceptar y Confirmar están deshabilitados.</text:p>
            </table:table-cell>
            <table:table-cell office:value-type="string" table:style-name="ce32">
              <text:p>Se muestran todas las DropDown cargadas según cada tipo de componente más una línea en blanco.</text:p>
              <text:p>Los botones Aceptar y Confirmar están deshabilitados.</text:p>
            </table:table-cell>
            <table:table-cell office:value-type="string" table:style-name="ce32">
              <text:p>Satisfactorio.</text:p>
            </table:table-cell>
            <table:table-cell office:value-type="string" table:content-validation-name="val1" table:style-name="ce49">
              <text:p>N/A</text:p>
            </table:table-cell>
            <table:table-cell table:style-name="ce32"/>
            <table:table-cell table:number-columns-repeated="1014" table:style-name="ce35"/>
            <table:table-cell table:number-columns-repeated="15363"/>
          </table:table-row>
          <table:table-row table:style-name="ro9">
            <table:table-cell office:value-type="string" table:style-name="ce31">
              <text:p>2.8</text:p>
            </table:table-cell>
            <table:table-cell office:value-type="string" table:style-name="ce32">
              <text:p>Acceso a la aplicación de un usuario tipo VENDOR</text:p>
            </table:table-cell>
            <table:table-cell office:value-type="string" table:style-name="ce32">
              <text:p>Aparece el botón Precios habilitado.</text:p>
              <text:p>Se muestra el listado con todos los pedidos creados hasta el momento.</text:p>
            </table:table-cell>
            <table:table-cell office:value-type="string" table:style-name="ce32">
              <text:p>Aparece el botón Precios habilitado.</text:p>
              <text:p>Se muestra el listado con todos los pedidos creados hasta el momento.</text:p>
            </table:table-cell>
            <table:table-cell office:value-type="string" table:style-name="ce32">
              <text:p>Satisfactorio.</text:p>
            </table:table-cell>
            <table:table-cell office:value-type="string" table:content-validation-name="val1" table:style-name="ce49">
              <text:p>Ok</text:p>
            </table:table-cell>
            <table:table-cell table:style-name="ce32"/>
            <table:table-cell table:number-columns-repeated="1014" table:style-name="ce35"/>
            <table:table-cell table:number-columns-repeated="15363"/>
          </table:table-row>
          <table:table-row table:style-name="ro6">
            <table:table-cell office:value-type="string" table:style-name="ce31">
              <text:p>2.9</text:p>
            </table:table-cell>
            <table:table-cell office:value-type="string" table:style-name="ce32">
              <text:p>Acceso a la aplicación de un usuario tipo CLIENTE</text:p>
            </table:table-cell>
            <table:table-cell office:value-type="string" table:style-name="ce32">
              <text:p>Se seleccionan cuatro o menos componentes.</text:p>
            </table:table-cell>
            <table:table-cell office:value-type="string" table:style-name="ce32">
              <text:p>Los botones están deshabilitados.</text:p>
            </table:table-cell>
            <table:table-cell office:value-type="string" table:style-name="ce32">
              <text:p>Satisfactorio.</text:p>
            </table:table-cell>
            <table:table-cell office:value-type="string" table:content-validation-name="val1" table:style-name="ce49">
              <text:p>Ok</text:p>
            </table:table-cell>
            <table:table-cell table:style-name="ce32"/>
            <table:table-cell table:number-columns-repeated="1014" table:style-name="ce35"/>
            <table:table-cell table:number-columns-repeated="15363"/>
          </table:table-row>
          <table:table-row table:style-name="ro6">
            <table:table-cell office:value-type="string" table:style-name="ce31">
              <text:p>2.10</text:p>
            </table:table-cell>
            <table:table-cell office:value-type="string" table:style-name="ce32">
              <text:p>Acceso a la aplicación de un usuario tipo CLIENTE</text:p>
            </table:table-cell>
            <table:table-cell office:value-type="string" table:style-name="ce32">
              <text:p>Se seleccionan cinco componentes</text:p>
            </table:table-cell>
            <table:table-cell office:value-type="string" table:style-name="ce32">
              <text:p>Se habilitan los dos botones</text:p>
            </table:table-cell>
            <table:table-cell office:value-type="string" table:style-name="ce32">
              <text:p>Satisfactorio.</text:p>
            </table:table-cell>
            <table:table-cell office:value-type="string" table:content-validation-name="val1" table:style-name="ce49">
              <text:p>Ok</text:p>
            </table:table-cell>
            <table:table-cell table:style-name="ce32"/>
            <table:table-cell table:number-columns-repeated="1014" table:style-name="ce35"/>
            <table:table-cell table:number-columns-repeated="15363"/>
          </table:table-row>
          <table:table-row table:style-name="ro7">
            <table:table-cell office:value-type="string" table:style-name="ce31">
              <text:p>2.11</text:p>
            </table:table-cell>
            <table:table-cell office:value-type="string" table:style-name="ce32">
              <text:p>Acceso a la aplicación de un usuario tipo CLIENTE</text:p>
            </table:table-cell>
            <table:table-cell office:value-type="string" table:style-name="ce32">
              <text:p>Se seleccionan cinco componentes y se pulsa el botón Aceptar</text:p>
            </table:table-cell>
            <table:table-cell office:value-type="string" table:style-name="ce32">
              <text:p>Se carga la lista con los componentes seleccionados y se muestra el precio total.</text:p>
            </table:table-cell>
            <table:table-cell office:value-type="string" table:style-name="ce32">
              <text:p>Satisfactorio.</text:p>
            </table:table-cell>
            <table:table-cell office:value-type="string" table:content-validation-name="val1" table:style-name="ce49">
              <text:p>Ok</text:p>
            </table:table-cell>
            <table:table-cell table:style-name="ce32"/>
            <table:table-cell table:number-columns-repeated="1014" table:style-name="ce36"/>
            <table:table-cell table:number-columns-repeated="15363"/>
          </table:table-row>
          <table:table-row table:style-name="ro7">
            <table:table-cell office:value-type="string" table:style-name="ce31">
              <text:p>2.12</text:p>
            </table:table-cell>
            <table:table-cell office:value-type="string" table:style-name="ce32">
              <text:p>Acceso a la aplicación de un usuario tipo CLIENTE</text:p>
            </table:table-cell>
            <table:table-cell office:value-type="string" table:style-name="ce32">
              <text:p>Se seleccionan cinco componentes y se pulsa el botón Confirmar</text:p>
            </table:table-cell>
            <table:table-cell office:value-type="string" table:style-name="ce32">
              <text:p>Se guarda el pedido en la base de datos.</text:p>
            </table:table-cell>
            <table:table-cell office:value-type="string" table:style-name="ce32">
              <text:p>Satisfactorio.</text:p>
            </table:table-cell>
            <table:table-cell office:value-type="string" table:content-validation-name="val1" table:style-name="ce49">
              <text:p>Ok</text:p>
            </table:table-cell>
            <table:table-cell table:style-name="ce32"/>
            <table:table-cell table:number-columns-repeated="1014" table:style-name="ce36"/>
            <table:table-cell table:number-columns-repeated="15363"/>
          </table:table-row>
          <table:table-row table:style-name="ro10">
            <table:table-cell office:value-type="string" table:style-name="ce31">
              <text:p>2.13</text:p>
            </table:table-cell>
            <table:table-cell office:value-type="string" table:style-name="ce32">
              <text:p>Acceso a la aplicación de un usuario tipo VENDOR</text:p>
            </table:table-cell>
            <table:table-cell office:value-type="string" table:style-name="ce32">
              <text:p>Se pulsa el botón Precios</text:p>
            </table:table-cell>
            <table:table-cell office:value-type="string" table:style-name="ce32">
              <text:p>Se actualizan los precios con el XML</text:p>
            </table:table-cell>
            <table:table-cell office:value-type="string" table:style-name="ce32">
              <text:p>Satisfactorio.</text:p>
            </table:table-cell>
            <table:table-cell office:value-type="string" table:content-validation-name="val1" table:style-name="ce49">
              <text:p>Ok</text:p>
            </table:table-cell>
            <table:table-cell office:value-type="string" table:style-name="ce32">
              <text:p>El precio se actualiza en la Tabla producto para futuros pedidos, los pedidos previos mantienen el precio que tenían.</text:p>
            </table:table-cell>
            <table:table-cell table:number-columns-repeated="1014" table:style-name="ce36"/>
            <table:table-cell table:number-columns-repeated="15363"/>
          </table:table-row>
          <table:table-row table:style-name="ro11">
            <table:table-cell table:style-name="ce31"/>
            <table:table-cell office:value-type="string" table:style-name="ce34">
              <text:p>…</text:p>
            </table:table-cell>
            <table:table-cell table:number-columns-repeated="3" table:style-name="ce34"/>
            <table:table-cell table:content-validation-name="val1" table:style-name="ce49"/>
            <table:table-cell table:style-name="ce34"/>
            <table:table-cell table:number-columns-repeated="1014" table:style-name="ce35"/>
            <table:table-cell table:number-columns-repeated="15363"/>
          </table:table-row>
        </table:table-row-group>
        <table:table-row table:style-name="ro4">
          <table:table-cell table:style-name="ce37"/>
          <table:table-cell table:style-name="ce38"/>
          <table:table-cell table:number-columns-repeated="1019" table:style-name="ce25"/>
          <table:table-cell table:number-columns-repeated="15363"/>
        </table:table-row>
        <table:table-row table:style-name="ro4">
          <table:table-cell table:style-name="ce26"/>
          <table:table-cell table:style-name="ce27"/>
          <table:table-cell office:value-type="string" table:number-columns-spanned="5" table:number-rows-spanned="1" table:style-name="ce47">
            <text:p>3. Control de errores</text:p>
          </table:table-cell>
          <table:covered-table-cell table:number-columns-repeated="4"/>
          <table:table-cell table:number-columns-repeated="1014" table:style-name="ce25"/>
          <table:table-cell table:number-columns-repeated="15363"/>
        </table:table-row>
        <table:table-row-group>
          <table:table-row table:style-name="ro6">
            <table:table-cell office:value-type="string" table:style-name="ce28">
              <text:p>Condición</text:p>
            </table:table-cell>
            <table:table-cell office:value-type="string" table:style-name="ce29">
              <text:p>Condición de Prueba</text:p>
            </table:table-cell>
            <table:table-cell office:value-type="string" table:style-name="ce29">
              <text:p>Pasos a Seguir</text:p>
            </table:table-cell>
            <table:table-cell office:value-type="string" table:style-name="ce29">
              <text:p>Resultado Esperado</text:p>
            </table:table-cell>
            <table:table-cell office:value-type="string" table:style-name="ce29">
              <text:p>Resultado Obtenido</text:p>
            </table:table-cell>
            <table:table-cell office:value-type="string" table:style-name="ce29">
              <text:p>Estado</text:p>
            </table:table-cell>
            <table:table-cell office:value-type="string" table:style-name="ce29">
              <text:p>Observaciones</text:p>
              <text:p>Acción a Realizar</text:p>
            </table:table-cell>
            <table:table-cell table:number-columns-repeated="1014" table:style-name="ce30"/>
            <table:table-cell table:number-columns-repeated="15363"/>
          </table:table-row>
          <table:table-row table:style-name="ro6">
            <table:table-cell office:value-type="string" table:style-name="ce31">
              <text:p>3.1</text:p>
            </table:table-cell>
            <table:table-cell office:value-type="string" table:style-name="ce32">
              <text:p>Validaciones de usuario y contraseña</text:p>
            </table:table-cell>
            <table:table-cell office:value-type="string" table:style-name="ce32">
              <text:p>Introducir un código de usuario que no existe en la base de datos.</text:p>
            </table:table-cell>
            <table:table-cell office:value-type="string" table:style-name="ce32">
              <text:p>Se muestra el mensaje: “El usuario no existe”</text:p>
            </table:table-cell>
            <table:table-cell office:value-type="string" table:style-name="ce34">
              <text:p>Satisfactorio.</text:p>
            </table:table-cell>
            <table:table-cell office:value-type="string" table:content-validation-name="val1" table:style-name="ce49">
              <text:p>Ok</text:p>
            </table:table-cell>
            <table:table-cell table:style-name="ce34"/>
            <table:table-cell table:number-columns-repeated="1014" table:style-name="ce35"/>
            <table:table-cell table:number-columns-repeated="15363"/>
          </table:table-row>
          <table:table-row table:style-name="ro10">
            <table:table-cell table:style-name="ce31"/>
            <table:table-cell office:value-type="string" table:style-name="ce32">
              <text:p>Validaciones de usuario y contraseña</text:p>
            </table:table-cell>
            <table:table-cell office:value-type="string" table:style-name="ce32">
              <text:p>Introducir un código de usuario que existe en la base de datos pero una contraseña no coincidente</text:p>
            </table:table-cell>
            <table:table-cell office:value-type="string" table:style-name="ce32">
              <text:p>Se muestra el mensaje: “Contraseña incorrecta”</text:p>
            </table:table-cell>
            <table:table-cell office:value-type="string" table:style-name="ce34">
              <text:p>Satisfactorio.</text:p>
            </table:table-cell>
            <table:table-cell office:value-type="string" table:content-validation-name="val1" table:style-name="ce49">
              <text:p>Ok</text:p>
            </table:table-cell>
            <table:table-cell table:style-name="ce34"/>
            <table:table-cell table:number-columns-repeated="1014" table:style-name="ce35"/>
            <table:table-cell table:number-columns-repeated="15363"/>
          </table:table-row>
          <table:table-row table:style-name="ro6">
            <table:table-cell office:value-type="string" table:style-name="ce31">
              <text:p>3.2</text:p>
            </table:table-cell>
            <table:table-cell office:value-type="string" table:style-name="ce32">
              <text:p>Validaciones de usuario y contraseña</text:p>
            </table:table-cell>
            <table:table-cell office:value-type="string" table:style-name="ce32">
              <text:p>Introducir el código de usuario y la contraseña correcta</text:p>
            </table:table-cell>
            <table:table-cell office:value-type="string" table:style-name="ce32">
              <text:p>Accede a la aplicación mostrando la ventana correspondiente al tipo de usuario</text:p>
            </table:table-cell>
            <table:table-cell office:value-type="string" table:style-name="ce34">
              <text:p>Satisfactorio.</text:p>
            </table:table-cell>
            <table:table-cell office:value-type="string" table:content-validation-name="val1" table:style-name="ce49">
              <text:p>Ok</text:p>
            </table:table-cell>
            <table:table-cell table:style-name="ce34"/>
            <table:table-cell table:number-columns-repeated="1014" table:style-name="ce35"/>
            <table:table-cell table:number-columns-repeated="15363"/>
          </table:table-row>
        </table:table-row-group>
        <table:table-row table:style-name="ro4">
          <table:table-cell table:style-name="ce39"/>
          <table:table-cell table:number-columns-repeated="4" table:style-name="ce40"/>
          <table:table-cell table:style-name="ce41"/>
          <table:table-cell table:number-columns-repeated="248" table:style-name="ce5"/>
          <table:table-cell table:number-columns-repeated="16130" table:style-name="ce1"/>
        </table:table-row>
        <table:table-row table:style-name="ro4">
          <table:table-cell table:style-name="ce26"/>
          <table:table-cell table:style-name="ce27"/>
          <table:table-cell office:value-type="string" table:number-columns-spanned="5" table:number-rows-spanned="1" table:style-name="ce47">
            <text:p>4. Nuevo Ciclo de Pruebas</text:p>
          </table:table-cell>
          <table:covered-table-cell table:number-columns-repeated="4"/>
          <table:table-cell table:number-columns-repeated="1014" table:style-name="ce25"/>
          <table:table-cell table:number-columns-repeated="15363"/>
        </table:table-row>
        <table:table-row-group>
          <table:table-row table:style-name="ro6">
            <table:table-cell office:value-type="string" table:style-name="ce28">
              <text:p>Condición</text:p>
            </table:table-cell>
            <table:table-cell office:value-type="string" table:style-name="ce29">
              <text:p>Condición de Prueba</text:p>
            </table:table-cell>
            <table:table-cell office:value-type="string" table:style-name="ce29">
              <text:p>Pasos a Seguir</text:p>
            </table:table-cell>
            <table:table-cell office:value-type="string" table:style-name="ce29">
              <text:p>Resultado Esperado</text:p>
            </table:table-cell>
            <table:table-cell office:value-type="string" table:style-name="ce29">
              <text:p>Resultado Obtenido</text:p>
            </table:table-cell>
            <table:table-cell office:value-type="string" table:style-name="ce29">
              <text:p>Estado</text:p>
            </table:table-cell>
            <table:table-cell office:value-type="string" table:style-name="ce29">
              <text:p>Observaciones</text:p>
              <text:p>Acción a Realizar</text:p>
            </table:table-cell>
            <table:table-cell table:number-columns-repeated="1014" table:style-name="ce30"/>
            <table:table-cell table:number-columns-repeated="15363"/>
          </table:table-row>
          <table:table-row table:style-name="ro11">
            <table:table-cell office:value-type="string" table:style-name="ce31">
              <text:p>4.1</text:p>
            </table:table-cell>
            <table:table-cell table:number-columns-repeated="4" table:style-name="ce34"/>
            <table:table-cell table:content-validation-name="val1" table:style-name="ce49"/>
            <table:table-cell table:style-name="ce34"/>
            <table:table-cell table:number-columns-repeated="1014" table:style-name="ce35"/>
            <table:table-cell table:number-columns-repeated="15363"/>
          </table:table-row>
          <table:table-row table:style-name="ro11">
            <table:table-cell office:value-type="string" table:style-name="ce31">
              <text:p>4.2</text:p>
            </table:table-cell>
            <table:table-cell table:number-columns-repeated="4" table:style-name="ce34"/>
            <table:table-cell table:content-validation-name="val1" table:style-name="ce49"/>
            <table:table-cell table:style-name="ce34"/>
            <table:table-cell table:number-columns-repeated="1014" table:style-name="ce35"/>
            <table:table-cell table:number-columns-repeated="15363"/>
          </table:table-row>
          <table:table-row table:style-name="ro11">
            <table:table-cell office:value-type="string" table:style-name="ce31">
              <text:p>4.3</text:p>
            </table:table-cell>
            <table:table-cell table:number-columns-repeated="4" table:style-name="ce34"/>
            <table:table-cell table:content-validation-name="val1" table:style-name="ce50"/>
            <table:table-cell table:style-name="ce32"/>
            <table:table-cell table:number-columns-repeated="1014" table:style-name="ce35"/>
            <table:table-cell table:number-columns-repeated="15363"/>
          </table:table-row>
          <table:table-row table:style-name="ro11">
            <table:table-cell office:value-type="string" table:style-name="ce31">
              <text:p>4.4</text:p>
            </table:table-cell>
            <table:table-cell table:number-columns-repeated="4" table:style-name="ce34"/>
            <table:table-cell table:content-validation-name="val1" table:style-name="ce51"/>
            <table:table-cell table:style-name="ce34"/>
            <table:table-cell table:number-columns-repeated="1014" table:style-name="ce35"/>
            <table:table-cell table:number-columns-repeated="15363"/>
          </table:table-row>
          <table:table-row table:style-name="ro11">
            <table:table-cell office:value-type="string" table:style-name="ce31">
              <text:p>4.5</text:p>
            </table:table-cell>
            <table:table-cell table:number-columns-repeated="4" table:style-name="ce34"/>
            <table:table-cell table:content-validation-name="val1" table:style-name="ce50"/>
            <table:table-cell table:style-name="ce32"/>
            <table:table-cell table:number-columns-repeated="1014" table:style-name="ce35"/>
            <table:table-cell table:number-columns-repeated="15363"/>
          </table:table-row>
          <table:table-row table:style-name="ro11">
            <table:table-cell office:value-type="string" table:style-name="ce42">
              <text:p>4.6</text:p>
            </table:table-cell>
            <table:table-cell table:number-columns-repeated="2" table:style-name="ce34"/>
            <table:table-cell table:style-name="ce32"/>
            <table:table-cell table:style-name="ce34"/>
            <table:table-cell table:content-validation-name="val1" table:style-name="ce52"/>
            <table:table-cell table:style-name="ce34"/>
            <table:table-cell table:number-columns-repeated="1014" table:style-name="ce35"/>
            <table:table-cell table:number-columns-repeated="15363"/>
          </table:table-row>
        </table:table-row-group>
        <table:table-row table:number-rows-repeated="1048522" table:style-name="ro12">
          <table:table-cell table:number-columns-repeated="16384"/>
        </table:table-row>
        <table:named-expressions>
          <table:named-range table:name="Print_Area" table:cell-range-address="Condiciones_y_Resultados.$A$1:Condiciones_y_Resultados.$G$1048576" table:base-cell-address="Condiciones_y_Resultados.$A$1"/>
          <table:named-expression table:name="Excel_BuiltIn__FilterDatabase" table:expression="of:=[.#REF!]" table:base-cell-address="Aux.$A$1"/>
        </table:named-expressions>
      </table:table>
      <table:named-expressions>
        <table:named-range table:name="Estado" table:cell-range-address="Aux.$C$6:Aux.$C$11" table:base-cell-address="Aux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Trebuchet MS" svg:font-family="&quot;Trebuchet MS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CondFormat_2_1_1" style:family="table-cell" style:data-style-name="N0">
      <style:table-cell-properties style:vertical-align="automatic" fo:background-color="#FF0000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" style:family="table-cell">
      <style:table-cell-properties fo:background-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393700787401575in" fo:margin-bottom="0in" fo:margin-left="0.393700787401575in" fo:margin-right="0.393700787401575in" style:print-orientation="landscape" style:print-page-order="ltr" style:first-page-number="continue" style:scale-to="100%" style:table-centering="horizontal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55in" fo:margin-left="0in" fo:margin-right="0in" fo:margin-top="0in"/>
      </style:footer-style>
    </style:page-layout>
    <style:style style:name="T1" style:family="text">
      <style:text-properties fo:color="#000000" style:font-name="Arial" style:font-name-asian="Arial" style:font-name-complex="Arial" fo:font-size="10pt" style:font-size-asian="10pt" style:font-size-complex="10pt"/>
    </style:style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Página</text:span><text:span text:style-name="T1"> </text:span><text:span text:style-name="T1"><text:page-number>1</text:page-number></text:span><text:span text:style-name="T1"><text:s/></text:span><text:span text:style-name="T1">de</text:span><text:span text:style-name="T1"><text:s/></text:span><text:span text:style-name="T1"><text:page-count>99</text:page-count></text:span></text:p>
        </style:region-center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Condiciones de Prueba y Resultados Esperados</dc:title>
    <meta:initial-creator>Coritel</meta:initial-creator>
    <dc:creator>sergio garcia</dc:creator>
    <meta:creation-date>2000-12-11T12:36:19Z</meta:creation-date>
    <dc:date>2017-12-08T18:04:07Z</dc:date>
    <meta:print-date>2005-02-01T17:30:33Z</meta:print-date>
    <meta:editing-cycles>26</meta:editing-cycles>
    <meta:editing-duration>PT4426S</meta:editing-duration>
    <meta:user-defined meta:name="Content">Templates</meta:user-defined>
    <meta:user-defined meta:name="Description0">New as per Quality Improvement Project SixSigma in SAP</meta:user-defined>
    <meta:user-defined meta:name="Order">58000.0000000000</meta:user-defined>
    <meta:user-defined meta:name="Version0">3.0</meta:user-defined>
    <meta:user-defined meta:name="_AdHocReviewCycleID" meta:value-type="float">762756048</meta:user-defined>
    <meta:user-defined meta:name="_AuthorEmail">mar.gomez.ruiz@accenture.com</meta:user-defined>
    <meta:user-defined meta:name="_AuthorEmailDisplayName">Gomez Ruiz, Mar</meta:user-defined>
    <meta:user-defined meta:name="_EmailSubject">Ciclos de pruebas Microsoft</meta:user-defined>
    <meta:user-defined meta:name="_NewReviewCycle"/>
    <meta:user-defined meta:name="_PreviousAdHocReviewCycleID" meta:value-type="float">-182261031</meta:user-defined>
    <meta:user-defined meta:name="_ReviewingToolsShownOnce"/>
    <meta:user-defined meta:name="dIBP">298.000000000000</meta:user-defined>
  </office:meta>
</office:document-meta>
</file>